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Cambria" svg:font-family="Cambria"/>
    <style:font-face style:name="Times" svg:font-family="Times"/>
  </office:font-face-decls>
  <office:automatic-styles>
    <style:style style:name="P1" style:family="paragraph" style:parent-style-name="Standard">
      <style:text-properties style:font-name="Calibri" fo:font-size="11.0pt" fo:color="#00000a"/>
    </style:style>
    <style:style style:name="P2" style:family="paragraph" style:parent-style-name="Standard">
      <style:paragraph-properties fo:margin-bottom="0.1390in"/>
      <style:text-properties style:font-name="Calibri" fo:font-size="11.0pt" fo:color="#00000a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1.0pt" fo:color="#00000a"/>
    </style:style>
    <style:style style:name="P4" style:family="paragraph" style:parent-style-name="Standard">
      <style:paragraph-properties fo:margin-left="0.5000in"/>
      <style:text-properties style:font-name="Calibri" fo:font-size="11.0pt" fo:color="#00000a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1.0pt" fo:color="#00000a"/>
    </style:style>
    <style:style style:name="P6" style:family="paragraph" style:parent-style-name="Standard">
      <style:paragraph-properties fo:margin-left="0.5000in"/>
      <style:text-properties style:font-name="Times" fo:font-size="11.0pt" fo:color="#00000a"/>
    </style:style>
    <style:style style:name="P7" style:family="paragraph" style:parent-style-name="Standard">
      <style:text-properties style:font-name="Times" fo:font-size="11.0pt" fo:color="#00000a"/>
    </style:style>
    <style:style style:name="P8" style:family="paragraph" style:parent-style-name="Standard">
      <style:paragraph-properties fo:margin-left="0.5626in" fo:text-indent="-0.3126in"/>
      <style:text-properties style:font-name="Calibri" fo:font-size="11.0pt" fo:color="#00000a"/>
    </style:style>
    <style:style style:name="P9" style:family="paragraph" style:parent-style-name="Standard">
      <style:paragraph-properties fo:margin-left="0.5626in" fo:text-indent="-0.5626in"/>
      <style:text-properties style:font-name="Calibri" fo:font-size="11.0pt" fo:color="#00000a"/>
    </style:style>
    <style:style style:name="P10" style:family="paragraph" style:parent-style-name="Standard">
      <style:text-properties style:font-name="Cambria" fo:font-size="12.0pt" fo:color="#00000a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">
        <style:list-level-properties text:space-before="0.25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/>
      <text:p text:style-name="P2"><text:span text:style-name="T1">Title</text:span>: Service Search</text:p>
      <text:p text:style-name="P2"><text:span text:style-name="T1">Description:</text:span><text:s text:c="2"/>Allows the User to filter through a list of Services and select one to learn more about.</text:p>
      <text:p text:style-name="P1"><text:span text:style-name="T1">Pre-conditions:</text:span></text:p>
      <text:list text:style-name="L1">
        <text:list-item>
          <text:p text:style-name="P3">The App is open and has focus.</text:p>
        </text:list-item>
      </text:list>
      <text:p text:style-name="P4"/>
      <text:p text:style-name="P1"><text:span text:style-name="T1">Post-conditions:</text:span></text:p>
      <text:list text:style-name="L2">
        <text:list-item>
          <text:p text:style-name="P3">The App displays the Service Results Screen information about the Service the User pressed on.</text:p>
        </text:list-item>
      </text:list>
      <text:p text:style-name="P1"/>
      <text:p text:style-name="P1"><text:span text:style-name="T1">Actors:</text:span></text:p>
      <text:list text:style-name="L1">
        <text:list-item>
          <text:p text:style-name="P3">User</text:p>
        </text:list-item>
        <text:list-item>
          <text:p text:style-name="P5">App</text:p>
        </text:list-item>
      </text:list>
      <text:p text:style-name="P6"/>
      <text:p text:style-name="P7"><text:span text:style-name="T1">Main Success Scenario: </text:span></text:p>
      <text:list text:style-name="L3">
        <text:list-item>
          <text:p text:style-name="P5">The User presses the Service Menu Button.</text:p>
        </text:list-item>
        <text:list-item>
          <text:p text:style-name="P5">The App gathers a list of Service names from the Service Database.</text:p>
        </text:list-item>
        <text:list-item>
          <text:p text:style-name="P5">The App displays the Service Search Screen.</text:p>
        </text:list-item>
        <text:list-item>
          <text:p text:style-name="P5">The User presses a Service List Item on the Service Search Screen.</text:p>
        </text:list-item>
        <text:list-item>
          <text:p text:style-name="P5">The App finds the Service Data from the Service Database for the selected Service.</text:p>
        </text:list-item>
        <text:list-item>
          <text:p text:style-name="P5">The App displays the Service Results Screen with the Service Data that was found.</text:p>
        </text:list-item>
        <text:list-item>
          <text:p text:style-name="P3"><text:span text:style-name="T2">I</text:span>f the Service is not a Favorite Service, the App displays the Add to Favorites Button.</text:p>
        </text:list-item>
      </text:list>
      <text:p text:style-name="P7"/>
      <text:p text:style-name="P1"><text:span text:style-name="T1">Alternate Flow 1:</text:span></text:p>
      <text:p text:style-name="P8">1A. <text:s text:c="2"/>The User presses on the Search Bar at the top of the Service Search Screen.</text:p>
      <text:p text:style-name="P8">2A. <text:s text:c="2"/>The App opens the User's Device's default On-Screen Keyboard.</text:p>
      <text:p text:style-name="P8">3A. <text:s text:c="2"/>The User enters input into the Search Bar with the On-Screen Keyboard.</text:p>
      <text:p text:style-name="P8">4A. <text:s text:c="2"/>The App filters, each time the Search Bar input is changed, the available Service List Items by those whose Button Text contains a substring of the Search Bar's inputted text.</text:p>
      <text:p text:style-name="P8">5A. <text:s text:c="2"/>The User hits the enter key on the On-Screen Keyboard.</text:p>
      <text:p text:style-name="P8">6A. <text:s text:c="2"/>The App displays the Service Search Screen.</text:p>
      <text:p text:style-name="P9"/>
      <text:p text:style-name="P1"><text:span text:style-name="T1">Alternate Flow 2</text:span>: </text:p>
      <text:p text:style-name="P8">1B. <text:s text:c="2"/>The App receives an interrupt signal from the operating system and loses focus.</text:p>
      <text:p text:style-name="P8">2B. <text:s text:c="2"/>The App regains focus and resumes at the step where it had lost focus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